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12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15" style:family="paragraph">
      <style:paragraph-properties fo:line-height="105.00%" fo:text-align="left" fo:margin-bottom="8.00p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19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22" style:family="paragraph">
      <style:paragraph-properties fo:line-height="105.00%" fo:text-align="left" fo:margin-bottom="8.00p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26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29" style:family="paragraph">
      <style:paragraph-properties fo:line-height="105.00%" fo:text-align="left" fo:margin-bottom="8.00p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33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36" style:family="paragraph">
      <style:paragraph-properties fo:line-height="105.00%" fo:text-align="left" fo:margin-bottom="8.00p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40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43" style:family="paragraph">
      <style:paragraph-properties fo:line-height="105.00%" fo:text-align="left" fo:margin-bottom="8.00p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47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50" style:family="paragraph">
      <style:paragraph-properties fo:line-height="105.00%" fo:text-align="left" fo:margin-bottom="8.00p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54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59" style:family="paragraph">
      <style:paragraph-properties fo:line-height="105.00%" fo:text-align="left" fo:margin-bottom="8.00p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63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66" style:family="paragraph">
      <style:paragraph-properties fo:line-height="105.00%" fo:text-align="left" fo:margin-bottom="8.00pt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70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73" style:family="paragraph">
      <style:paragraph-properties fo:line-height="105.00%" fo:text-align="left" fo:margin-bottom="8.00p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77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80" style:family="paragraph">
      <style:paragraph-properties fo:line-height="105.00%" fo:text-align="left" fo:margin-bottom="8.00pt"/>
    </style:style>
    <style:style style:name="P81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84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87" style:family="paragraph">
      <style:paragraph-properties fo:line-height="105.00%" fo:text-align="left" fo:margin-bottom="8.00pt"/>
    </style:style>
    <style:style style:name="P88" style:family="paragraph">
      <style:paragraph-properties fo:line-height="105.00%" fo:text-align="left" fo:margin-bottom="8.00pt"/>
    </style:style>
    <style:style style:name="P89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92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95" style:family="paragraph">
      <style:paragraph-properties fo:line-height="105.00%" fo:text-align="left" fo:margin-bottom="8.00pt"/>
    </style:style>
    <style:style style:name="P96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99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5.40pt" fo:text-indent="-5.40pt">
        <style:tab-stops>
          <style:tab-stop style:position="66.95pt"/>
          <style:tab-stop style:position="32891.10pt"/>
        </style:tab-stops>
      </style:paragraph-properties>
    </style:style>
    <style:style style:name="P102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1.004861in"/>
    </style:style>
    <style:style style:name="TableColumn0101" style:family="table-column">
      <style:table-column-properties style:column-width="5.038194in"/>
    </style:style>
    <style:style style:name="Table01" style:family="table">
      <style:table-properties style:width="6.043056in" fo:margin-left="0.000000in" style:writing-mode="lr" table:align="left" style:may-break-between-rows="true"/>
    </style:style>
    <style:style style:name="TableRow0100" style:family="table-row">
      <style:table-row-properties style:min-row-height="0.991667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936111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1.004861in"/>
    </style:style>
    <style:style style:name="TableColumn0201" style:family="table-column">
      <style:table-column-properties style:column-width="5.038194in"/>
    </style:style>
    <style:style style:name="Table02" style:family="table">
      <style:table-properties style:width="6.043056in" fo:margin-left="0.000000in" style:writing-mode="lr" table:align="left" style:may-break-between-rows="true"/>
    </style:style>
    <style:style style:name="TableRow0200" style:family="table-row">
      <style:table-row-properties style:min-row-height="0.991667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 style:min-row-height="0.936111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1.004861in"/>
    </style:style>
    <style:style style:name="TableColumn0301" style:family="table-column">
      <style:table-column-properties style:column-width="5.038194in"/>
    </style:style>
    <style:style style:name="Table03" style:family="table">
      <style:table-properties style:width="6.043056in" fo:margin-left="0.000000in" style:writing-mode="lr" table:align="left" style:may-break-between-rows="true"/>
    </style:style>
    <style:style style:name="TableRow0300" style:family="table-row">
      <style:table-row-properties style:min-row-height="0.991667in"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301" style:family="table-row">
      <style:table-row-properties style:min-row-height="0.936111in"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1.004861in"/>
    </style:style>
    <style:style style:name="TableColumn0401" style:family="table-column">
      <style:table-column-properties style:column-width="5.038194in"/>
    </style:style>
    <style:style style:name="Table04" style:family="table">
      <style:table-properties style:width="6.043056in" fo:margin-left="0.000000in" style:writing-mode="lr" table:align="left" style:may-break-between-rows="true"/>
    </style:style>
    <style:style style:name="TableRow0400" style:family="table-row">
      <style:table-row-properties style:min-row-height="0.991667in"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 style:min-row-height="0.936111in"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1.004861in"/>
    </style:style>
    <style:style style:name="TableColumn0501" style:family="table-column">
      <style:table-column-properties style:column-width="5.038194in"/>
    </style:style>
    <style:style style:name="Table05" style:family="table">
      <style:table-properties style:width="6.043056in" fo:margin-left="0.000000in" style:writing-mode="lr" table:align="left" style:may-break-between-rows="true"/>
    </style:style>
    <style:style style:name="TableRow0500" style:family="table-row">
      <style:table-row-properties style:min-row-height="0.991667in"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 style:min-row-height="0.936111in"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1.004861in"/>
    </style:style>
    <style:style style:name="TableColumn0601" style:family="table-column">
      <style:table-column-properties style:column-width="5.038194in"/>
    </style:style>
    <style:style style:name="Table06" style:family="table">
      <style:table-properties style:width="6.043056in" fo:margin-left="0.000000in" style:writing-mode="lr" table:align="left" style:may-break-between-rows="true"/>
    </style:style>
    <style:style style:name="TableRow0600" style:family="table-row">
      <style:table-row-properties style:min-row-height="0.991667in"/>
    </style:style>
    <style:style style:name="TableCell0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1" style:family="table-row">
      <style:table-row-properties style:min-row-height="0.936111in"/>
    </style:style>
    <style:style style:name="TableCell0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1.004861in"/>
    </style:style>
    <style:style style:name="TableColumn0701" style:family="table-column">
      <style:table-column-properties style:column-width="5.038194in"/>
    </style:style>
    <style:style style:name="Table07" style:family="table">
      <style:table-properties style:width="6.043056in" fo:margin-left="0.000000in" style:writing-mode="lr" table:align="left" style:may-break-between-rows="true"/>
    </style:style>
    <style:style style:name="TableRow0700" style:family="table-row">
      <style:table-row-properties style:min-row-height="0.991667in"/>
    </style:style>
    <style:style style:name="TableCell07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7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701" style:family="table-row">
      <style:table-row-properties style:min-row-height="0.936111in"/>
    </style:style>
    <style:style style:name="TableCell07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7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1.004861in"/>
    </style:style>
    <style:style style:name="TableColumn0801" style:family="table-column">
      <style:table-column-properties style:column-width="5.038194in"/>
    </style:style>
    <style:style style:name="Table08" style:family="table">
      <style:table-properties style:width="6.043056in" fo:margin-left="0.000000in" style:writing-mode="lr" table:align="left" style:may-break-between-rows="true"/>
    </style:style>
    <style:style style:name="TableRow0800" style:family="table-row">
      <style:table-row-properties style:min-row-height="0.991667in"/>
    </style:style>
    <style:style style:name="TableCell08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8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801" style:family="table-row">
      <style:table-row-properties style:min-row-height="0.936111in"/>
    </style:style>
    <style:style style:name="TableCell08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8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900" style:family="table-column">
      <style:table-column-properties style:column-width="1.004861in"/>
    </style:style>
    <style:style style:name="TableColumn0901" style:family="table-column">
      <style:table-column-properties style:column-width="5.038194in"/>
    </style:style>
    <style:style style:name="Table09" style:family="table">
      <style:table-properties style:width="6.043056in" fo:margin-left="0.000000in" style:writing-mode="lr" table:align="left" style:may-break-between-rows="true"/>
    </style:style>
    <style:style style:name="TableRow0900" style:family="table-row">
      <style:table-row-properties style:min-row-height="0.991667in"/>
    </style:style>
    <style:style style:name="TableCell09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9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901" style:family="table-row">
      <style:table-row-properties style:min-row-height="0.936111in"/>
    </style:style>
    <style:style style:name="TableCell09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9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000" style:family="table-column">
      <style:table-column-properties style:column-width="1.004861in"/>
    </style:style>
    <style:style style:name="TableColumn1001" style:family="table-column">
      <style:table-column-properties style:column-width="5.038194in"/>
    </style:style>
    <style:style style:name="Table10" style:family="table">
      <style:table-properties style:width="6.043056in" fo:margin-left="0.000000in" style:writing-mode="lr" table:align="left" style:may-break-between-rows="true"/>
    </style:style>
    <style:style style:name="TableRow1000" style:family="table-row">
      <style:table-row-properties style:min-row-height="0.991667in"/>
    </style:style>
    <style:style style:name="TableCell10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0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001" style:family="table-row">
      <style:table-row-properties style:min-row-height="0.936111in"/>
    </style:style>
    <style:style style:name="TableCell10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0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100" style:family="table-column">
      <style:table-column-properties style:column-width="1.004861in"/>
    </style:style>
    <style:style style:name="TableColumn1101" style:family="table-column">
      <style:table-column-properties style:column-width="5.038194in"/>
    </style:style>
    <style:style style:name="Table11" style:family="table">
      <style:table-properties style:width="6.043056in" fo:margin-left="0.000000in" style:writing-mode="lr" table:align="left" style:may-break-between-rows="true"/>
    </style:style>
    <style:style style:name="TableRow1100" style:family="table-row">
      <style:table-row-properties style:min-row-height="0.991667in"/>
    </style:style>
    <style:style style:name="TableCell1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101" style:family="table-row">
      <style:table-row-properties style:min-row-height="0.936111in"/>
    </style:style>
    <style:style style:name="TableCell1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200" style:family="table-column">
      <style:table-column-properties style:column-width="1.004861in"/>
    </style:style>
    <style:style style:name="TableColumn1201" style:family="table-column">
      <style:table-column-properties style:column-width="5.038194in"/>
    </style:style>
    <style:style style:name="Table12" style:family="table">
      <style:table-properties style:width="6.043056in" fo:margin-left="0.000000in" style:writing-mode="lr" table:align="left" style:may-break-between-rows="true"/>
    </style:style>
    <style:style style:name="TableRow1200" style:family="table-row">
      <style:table-row-properties style:min-row-height="0.991667in"/>
    </style:style>
    <style:style style:name="TableCell1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201" style:family="table-row">
      <style:table-row-properties style:min-row-height="0.936111in"/>
    </style:style>
    <style:style style:name="TableCell1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300" style:family="table-column">
      <style:table-column-properties style:column-width="1.004861in"/>
    </style:style>
    <style:style style:name="TableColumn1301" style:family="table-column">
      <style:table-column-properties style:column-width="5.038194in"/>
    </style:style>
    <style:style style:name="Table13" style:family="table">
      <style:table-properties style:width="6.043056in" fo:margin-left="0.000000in" style:writing-mode="lr" table:align="left" style:may-break-between-rows="true"/>
    </style:style>
    <style:style style:name="TableRow1300" style:family="table-row">
      <style:table-row-properties style:min-row-height="0.991667in"/>
    </style:style>
    <style:style style:name="TableCell1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301" style:family="table-row">
      <style:table-row-properties style:min-row-height="0.936111in"/>
    </style:style>
    <style:style style:name="TableCell1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1400" style:family="table-column">
      <style:table-column-properties style:column-width="1.004861in"/>
    </style:style>
    <style:style style:name="TableColumn1401" style:family="table-column">
      <style:table-column-properties style:column-width="5.038194in"/>
    </style:style>
    <style:style style:name="Table14" style:family="table">
      <style:table-properties style:width="6.043056in" fo:margin-left="0.000000in" style:writing-mode="lr" table:align="left" style:may-break-between-rows="true"/>
    </style:style>
    <style:style style:name="TableRow1400" style:family="table-row">
      <style:table-row-properties style:min-row-height="0.991667in"/>
    </style:style>
    <style:style style:name="TableCell1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1401" style:family="table-row">
      <style:table-row-properties style:min-row-height="0.936111in"/>
    </style:style>
    <style:style style:name="TableCell1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1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Casos de Uso</text:span></text:p>
      <text:p text:style-name="P1"><text:span text:style-name="T1">Registrar Embarcación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Descripción</text:span><text:span text:style-name="T4"/></text:p>
          </table:table-cell>
          <table:table-cell table:style-name="TableCell010001">
            <text:p text:style-name="P3"><text:span text:style-name="T5">Registra una embarcación participante de las regatas en el sistema.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Precondición</text:span><text:span text:style-name="T8"/></text:p>
          </table:table-cell>
          <table:table-cell table:style-name="TableCell010101">
            <text:p text:style-name="P6"><text:span text:style-name="T9">-Ser Ayudante Federación</text:span><text:span text:style-name="T10"/></text:p>
          </table:table-cell>
        </table:table-row>
      </table:table>
      <text:p text:style-name="P8"><text:span text:style-name="T10"/></text:p>
      <text:p text:style-name="P8"><text:span text:style-name="T11">Registrar Deportista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0"><text:span text:style-name="T13">Descripción</text:span><text:span text:style-name="T14"/></text:p>
          </table:table-cell>
          <table:table-cell table:style-name="TableCell020001">
            <text:p text:style-name="P10"><text:span text:style-name="T15">Registra un deportista perteneciente a una de las embarcaciones en el sistema.</text:span><text:span text:style-name="T16"/></text:p>
          </table:table-cell>
        </table:table-row>
        <table:table-row table:style-name="TableRow0201">
          <table:table-cell table:style-name="TableCell020100">
            <text:p text:style-name="P13"><text:span text:style-name="T17">Precondición</text:span><text:span text:style-name="T18"/></text:p>
          </table:table-cell>
          <table:table-cell table:style-name="TableCell020101">
            <text:p text:style-name="P13"><text:span text:style-name="T19">-Ser Ayudante Federación</text:span><text:span text:style-name="T20"/></text:p>
          </table:table-cell>
        </table:table-row>
      </table:table>
      <text:p text:style-name="P15"><text:span text:style-name="T20"/></text:p>
      <text:p text:style-name="P15"><text:span text:style-name="T21">Añadir Deportista a Embarcación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17"><text:span text:style-name="T23">Descripción</text:span><text:span text:style-name="T24"/></text:p>
          </table:table-cell>
          <table:table-cell table:style-name="TableCell030001">
            <text:p text:style-name="P17"><text:span text:style-name="T25">Asocia a uno de los deportistas del sistema con la embarcación de la que forma parte.</text:span><text:span text:style-name="T26"/></text:p>
          </table:table-cell>
        </table:table-row>
        <table:table-row table:style-name="TableRow0301">
          <table:table-cell table:style-name="TableCell030100">
            <text:p text:style-name="P20"><text:span text:style-name="T27">Precondición</text:span><text:span text:style-name="T28"/></text:p>
          </table:table-cell>
          <table:table-cell table:style-name="TableCell030101">
            <text:p text:style-name="P20"><text:span text:style-name="T29">-Ser Ayudante Federación</text:span></text:p>
            <text:p text:style-name="P20"><text:span text:style-name="T29">-Haber registrado previamente tanto el deportista como la embarcación.</text:span><text:span text:style-name="T30"/></text:p>
          </table:table-cell>
        </table:table-row>
      </table:table>
      <text:p text:style-name="P22"><text:span text:style-name="T30"/></text:p>
      <text:p text:style-name="P22"><text:span text:style-name="T31">Añadir Manga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4"><text:span text:style-name="T33">Descripción</text:span><text:span text:style-name="T34"/></text:p>
          </table:table-cell>
          <table:table-cell table:style-name="TableCell040001">
            <text:p text:style-name="P24"><text:span text:style-name="T35">Añadir los datos de una manga asociada a un evento de vela.</text:span><text:span text:style-name="T36"/></text:p>
          </table:table-cell>
        </table:table-row>
        <table:table-row table:style-name="TableRow0401">
          <table:table-cell table:style-name="TableCell040100">
            <text:p text:style-name="P27"><text:span text:style-name="T37">Precondición</text:span><text:span text:style-name="T38"/></text:p>
          </table:table-cell>
          <table:table-cell table:style-name="TableCell040101">
            <text:p text:style-name="P27"><text:span text:style-name="T39">-Ser Ayudante Federación</text:span></text:p>
            <text:p text:style-name="P27"><text:span text:style-name="T39">-Haber creado el evento en cuestión anteriormente.</text:span><text:span text:style-name="T40"/></text:p>
          </table:table-cell>
        </table:table-row>
      </table:table>
      <text:p text:style-name="P29"><text:span text:style-name="T40"/></text:p>
      <text:p text:style-name="P29"><text:span text:style-name="T41">Borrar Dispositivo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31"><text:span text:style-name="T43">Descripción</text:span><text:span text:style-name="T44"/></text:p>
          </table:table-cell>
          <table:table-cell table:style-name="TableCell050001">
            <text:p text:style-name="P31"><text:span text:style-name="T45">Elimina del sistema un dispositivo localizador.</text:span><text:span text:style-name="T46"/></text:p>
          </table:table-cell>
        </table:table-row>
        <table:table-row table:style-name="TableRow0501">
          <table:table-cell table:style-name="TableCell050100">
            <text:p text:style-name="P34"><text:span text:style-name="T47">Precondición</text:span><text:span text:style-name="T48"/></text:p>
          </table:table-cell>
          <table:table-cell table:style-name="TableCell050101">
            <text:p text:style-name="P34"><text:span text:style-name="T49">-Ser Oficial Principal u Oficial Balizador</text:span></text:p>
            <text:p text:style-name="P34"><text:span text:style-name="T49">-Haber registrado el dispositivo previamente.</text:span><text:span text:style-name="T50"/></text:p>
          </table:table-cell>
        </table:table-row>
      </table:table>
      <text:p text:style-name="P36"><text:span text:style-name="T50"/></text:p>
      <text:p text:style-name="P36"><text:span text:style-name="T51">Editar Embarcación</text:span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38"><text:span text:style-name="T53">Descripción</text:span><text:span text:style-name="T54"/></text:p>
          </table:table-cell>
          <table:table-cell table:style-name="TableCell060001">
            <text:p text:style-name="P38"><text:span text:style-name="T55">Permite editar los datos de una embarcación del sistema.</text:span><text:span text:style-name="T56"/></text:p>
          </table:table-cell>
        </table:table-row>
        <table:table-row table:style-name="TableRow0601">
          <table:table-cell table:style-name="TableCell060100">
            <text:p text:style-name="P41"><text:span text:style-name="T57">Precondición</text:span><text:span text:style-name="T58"/></text:p>
          </table:table-cell>
          <table:table-cell table:style-name="TableCell060101">
            <text:p text:style-name="P41"><text:span text:style-name="T59">-Ser Ayudante Federación</text:span></text:p>
            <text:p text:style-name="P41"><text:span text:style-name="T60">-Haber registrado la embarcación anteriormente.</text:span></text:p>
          </table:table-cell>
        </table:table-row>
      </table:table>
      <text:p text:style-name="P43"><text:span text:style-name="T60"/></text:p>
      <text:p text:style-name="P43"><text:span text:style-name="T61">Consultar Evento</text:span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45"><text:span text:style-name="T63">Descripción</text:span><text:span text:style-name="T64"/></text:p>
          </table:table-cell>
          <table:table-cell table:style-name="TableCell070001">
            <text:p text:style-name="P45"><text:span text:style-name="T65">Permite ver los detalles de un evento del sistema (Nombre, Fecha de Inicio, Fecha Fin, Hora de Inicio, Hora Fin<text:s text:c="2"/>y lugar).</text:span><text:span text:style-name="T66"/></text:p>
          </table:table-cell>
        </table:table-row>
        <table:table-row table:style-name="TableRow0701">
          <table:table-cell table:style-name="TableCell070100">
            <text:p text:style-name="P48"><text:span text:style-name="T67">Precondición</text:span><text:span text:style-name="T68"/></text:p>
          </table:table-cell>
          <table:table-cell table:style-name="TableCell070101">
            <text:p text:style-name="P48"><text:span text:style-name="T69">-Ser Ayudante Federación o Usuario</text:span></text:p>
            <text:p text:style-name="P48"><text:span text:style-name="T69">-Haber creado el evento anteriormente.</text:span><text:span text:style-name="T70"/></text:p>
          </table:table-cell>
        </table:table-row>
      </table:table>
      <text:p text:style-name="P50"><text:span text:style-name="T70"/></text:p>
      <text:p text:style-name="P50"><text:span text:style-name="T70"/></text:p>
      <text:p text:style-name="P50"><text:span text:style-name="T70"/></text:p>
      <text:p text:style-name="P50"><text:span text:style-name="T71">Consultar Embarcación</text:span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52"><text:span text:style-name="T73">Descripción</text:span><text:span text:style-name="T74"/></text:p>
          </table:table-cell>
          <table:table-cell table:style-name="TableCell080001">
            <text:p text:style-name="P52"><text:span text:style-name="T75">Permite ver los detalles de una embarcación del sistema (número de vela y deportistas).</text:span><text:span text:style-name="T76"/></text:p>
          </table:table-cell>
        </table:table-row>
        <table:table-row table:style-name="TableRow0801">
          <table:table-cell table:style-name="TableCell080100">
            <text:p text:style-name="P55"><text:span text:style-name="T77">Precondición</text:span><text:span text:style-name="T78"/></text:p>
          </table:table-cell>
          <table:table-cell table:style-name="TableCell080101">
            <text:p text:style-name="P56"><text:span text:style-name="T79">-Ser Ayudante Federación o Usuario</text:span></text:p>
            <text:p text:style-name="P57"><text:span text:style-name="T79">-Haber registrado la embarcación anteriormente.</text:span><text:span text:style-name="T80"/></text:p>
          </table:table-cell>
        </table:table-row>
      </table:table>
      <text:p text:style-name="P59"><text:span text:style-name="T80"/></text:p>
      <text:p text:style-name="P59"><text:span text:style-name="T81">Registrar Dispositivo</text:span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61"><text:span text:style-name="T83">Descripción</text:span><text:span text:style-name="T84"/></text:p>
          </table:table-cell>
          <table:table-cell table:style-name="TableCell090001">
            <text:p text:style-name="P61"><text:span text:style-name="T85">Registra un nuevo dispositivo localizador en el sistema.</text:span><text:span text:style-name="T86"/></text:p>
          </table:table-cell>
        </table:table-row>
        <table:table-row table:style-name="TableRow0901">
          <table:table-cell table:style-name="TableCell090100">
            <text:p text:style-name="P64"><text:span text:style-name="T87">Precondición</text:span><text:span text:style-name="T88"/></text:p>
          </table:table-cell>
          <table:table-cell table:style-name="TableCell090101">
            <text:p text:style-name="P64"><text:span text:style-name="T89">- Ser Ayudante Federación</text:span><text:span text:style-name="T90"/></text:p>
          </table:table-cell>
        </table:table-row>
      </table:table>
      <text:p text:style-name="P66"><text:span text:style-name="T90"/></text:p>
      <text:p text:style-name="P66"><text:span text:style-name="T91">Consultar tracking deportista TR</text:span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68"><text:span text:style-name="T93">Descripción</text:span><text:span text:style-name="T94"/></text:p>
          </table:table-cell>
          <table:table-cell table:style-name="TableCell100001">
            <text:p text:style-name="P68"><text:span text:style-name="T95">Permite realizar un seguimiento en tiempo real del recorrido y los tiempos de un deportista (y su embarcación).</text:span><text:span text:style-name="T96"/></text:p>
          </table:table-cell>
        </table:table-row>
        <table:table-row table:style-name="TableRow1001">
          <table:table-cell table:style-name="TableCell100100">
            <text:p text:style-name="P71"><text:span text:style-name="T97">Precondición</text:span><text:span text:style-name="T98"/></text:p>
          </table:table-cell>
          <table:table-cell table:style-name="TableCell100101">
            <text:p text:style-name="P71"><text:span text:style-name="T99">- Ser Usuario</text:span></text:p>
            <text:p text:style-name="P71"><text:span text:style-name="T99">- Debe haber una manga en curso.</text:span><text:span text:style-name="T100"/></text:p>
          </table:table-cell>
        </table:table-row>
      </table:table>
      <text:p text:style-name="P73"><text:span text:style-name="T100"/></text:p>
      <text:p text:style-name="P73"><text:span text:style-name="T101">Consultar tracking deportista TP</text:span><text:span text:style-name="T102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75"><text:span text:style-name="T104">Descripción</text:span><text:span text:style-name="T105"/></text:p>
          </table:table-cell>
          <table:table-cell table:style-name="TableCell110001">
            <text:p text:style-name="P75"><text:span text:style-name="T106">Permite realizar una simulación del recorrido y los tiempos de un deportista (y su embarcación) sobre una manga ya terminada.</text:span><text:span text:style-name="T107"/></text:p>
          </table:table-cell>
        </table:table-row>
        <table:table-row table:style-name="TableRow1101">
          <table:table-cell table:style-name="TableCell110100">
            <text:p text:style-name="P78"><text:span text:style-name="T108">Precondición</text:span><text:span text:style-name="T109"/></text:p>
          </table:table-cell>
          <table:table-cell table:style-name="TableCell110101">
            <text:p text:style-name="P78"><text:span text:style-name="T110">- Ser Usuario</text:span></text:p>
            <text:p text:style-name="P78"><text:span text:style-name="T110">- Debe realizarse sobre una manga ya terminada.</text:span><text:span text:style-name="T111"/></text:p>
          </table:table-cell>
        </table:table-row>
      </table:table>
      <text:p text:style-name="P80"><text:span text:style-name="T111"/></text:p>
      <text:p text:style-name="P80"><text:span text:style-name="T112">Notificar primera llegada</text:span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82"><text:span text:style-name="T114">Descripción</text:span><text:span text:style-name="T115"/></text:p>
          </table:table-cell>
          <table:table-cell table:style-name="TableCell120001">
            <text:p text:style-name="P82"><text:span text:style-name="T116">Permitir enviar al oficial Principal un mensaje indicando que ha llegado la primera embarcación al final.</text:span><text:span text:style-name="T117"/></text:p>
          </table:table-cell>
        </table:table-row>
        <table:table-row table:style-name="TableRow1201">
          <table:table-cell table:style-name="TableCell120100">
            <text:p text:style-name="P85"><text:span text:style-name="T118">Precondición</text:span><text:span text:style-name="T119"/></text:p>
          </table:table-cell>
          <table:table-cell table:style-name="TableCell120101">
            <text:p text:style-name="P85"><text:span text:style-name="T120">- Ser Oficial Llegada</text:span><text:span text:style-name="T121"/></text:p>
          </table:table-cell>
        </table:table-row>
      </table:table>
      <text:p text:style-name="P87"><text:span text:style-name="T121"/></text:p>
      <text:p text:style-name="P88"><text:span text:style-name="T122">Enviar información</text:span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90"><text:span text:style-name="T122">Descripción</text:span><text:span text:style-name="T123"/></text:p>
          </table:table-cell>
          <table:table-cell table:style-name="TableCell130001">
            <text:p text:style-name="P90"><text:span text:style-name="T124">Envía la información relacionada con dónde debe ser posicionada cada una de las balizas para una manga concreta.</text:span><text:span text:style-name="T125"/></text:p>
          </table:table-cell>
        </table:table-row>
        <table:table-row table:style-name="TableRow1301">
          <table:table-cell table:style-name="TableCell130100">
            <text:p text:style-name="P93"><text:span text:style-name="T126">Precondición</text:span><text:span text:style-name="T127"/></text:p>
          </table:table-cell>
          <table:table-cell table:style-name="TableCell130101">
            <text:p text:style-name="P93"><text:span text:style-name="T128">- Ser Oficial Principal</text:span><text:span text:style-name="T129"/></text:p>
          </table:table-cell>
        </table:table-row>
      </table:table>
      <text:p text:style-name="P95"><text:span text:style-name="T130"/></text:p>
      <text:p text:style-name="P95"><text:span text:style-name="T130"/></text:p>
      <text:p text:style-name="P95"><text:span text:style-name="T130">Cancelar procedimiento</text:span></text:p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97"><text:span text:style-name="T130">Descripción</text:span><text:span text:style-name="T131"/></text:p>
          </table:table-cell>
          <table:table-cell table:style-name="TableCell140001">
            <text:p text:style-name="P97"><text:span text:style-name="T132">Da por cancelado un procedimiento que estaba en curso.</text:span><text:span text:style-name="T133"/></text:p>
          </table:table-cell>
        </table:table-row>
        <table:table-row table:style-name="TableRow1401">
          <table:table-cell table:style-name="TableCell140100">
            <text:p text:style-name="P100"><text:span text:style-name="T134">Precondición</text:span><text:span text:style-name="T135"/></text:p>
          </table:table-cell>
          <table:table-cell table:style-name="TableCell140101">
            <text:p text:style-name="P100"><text:span text:style-name="T136">- Ser Oficial Principal</text:span><text:span text:style-name="T137"/></text:p>
          </table:table-cell>
        </table:table-row>
      </table:table>
      <text:p text:style-name="P102"><text:span text:style-name="T1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